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19cd" officeooo:paragraph-rsid="000c19cd"/>
    </style:style>
    <style:style style:name="P2" style:family="paragraph" style:parent-style-name="Standard">
      <style:text-properties officeooo:rsid="000c1d08" officeooo:paragraph-rsid="000c19cd"/>
    </style:style>
    <style:style style:name="P3" style:family="paragraph" style:parent-style-name="Standard">
      <style:text-properties officeooo:rsid="000c1d08" officeooo:paragraph-rsid="000c1d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:</text:p>
      <text:p text:style-name="P1"/>
      <text:p text:style-name="P1">SERVICES:</text:p>
      <text:p text:style-name="P1"/>
      <text:p text:style-name="P1">PRODUCTS:</text:p>
      <text:p text:style-name="P1"/>
      <text:p text:style-name="P1">CONTACT: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lee</meta:initial-creator>
    <meta:creation-date>2017-07-16T16:30:39.265036291</meta:creation-date>
    <dc:date>2017-07-16T19:41:00.928944334</dc:date>
    <dc:creator>ben lee</dc:creator>
    <meta:editing-duration>PT54M38S</meta:editing-duration>
    <meta:editing-cycles>1</meta:editing-cycles>
    <meta:document-statistic meta:table-count="0" meta:image-count="0" meta:object-count="0" meta:page-count="1" meta:paragraph-count="4" meta:word-count="4" meta:character-count="31" meta:non-whitespace-character-count="31"/>
    <meta:generator>LibreOffice/4.3.3.2$Linux_X86_64 LibreOffice_project/430m0$Build-2</meta:generator>
  </office:meta>
</office:document-meta>
</file>